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826f8" officeooo:paragraph-rsid="001826f8"/>
    </style:style>
    <style:style style:name="P2" style:family="paragraph" style:parent-style-name="Heading_20_1">
      <style:text-properties officeooo:rsid="001ab75d" officeooo:paragraph-rsid="001ab75d"/>
    </style:style>
    <style:style style:name="P3" style:family="paragraph" style:parent-style-name="Heading_20_1">
      <style:paragraph-properties fo:break-before="page"/>
      <style:text-properties officeooo:rsid="00176e47" officeooo:paragraph-rsid="00176e47"/>
    </style:style>
    <style:style style:name="P4" style:family="paragraph" style:parent-style-name="Heading_20_1">
      <style:paragraph-properties fo:break-before="page"/>
      <style:text-properties officeooo:rsid="001826f8" officeooo:paragraph-rsid="001826f8"/>
    </style:style>
    <style:style style:name="P5" style:family="paragraph" style:parent-style-name="Heading_20_2">
      <style:text-properties officeooo:rsid="001826f8" officeooo:paragraph-rsid="001826f8"/>
    </style:style>
    <style:style style:name="P6" style:family="paragraph" style:parent-style-name="Text_20_body" style:list-style-name="L1">
      <style:text-properties style:font-name="Liberation Sans" officeooo:rsid="001ab75d" officeooo:paragraph-rsid="001c1f17"/>
    </style:style>
    <style:style style:name="P7" style:family="paragraph" style:parent-style-name="Text_20_body" style:list-style-name="">
      <style:text-properties officeooo:rsid="001826f8" officeooo:paragraph-rsid="001826f8"/>
    </style:style>
    <style:style style:name="P8" style:family="paragraph" style:parent-style-name="Text_20_body">
      <style:text-properties officeooo:rsid="001826f8" officeooo:paragraph-rsid="00176e47"/>
    </style:style>
    <style:style style:name="P9" style:family="paragraph" style:parent-style-name="Text_20_body">
      <style:text-properties officeooo:paragraph-rsid="001826f8"/>
    </style:style>
    <style:style style:name="P10" style:family="paragraph" style:parent-style-name="Text_20_body" style:list-style-name="L1">
      <style:text-properties officeooo:paragraph-rsid="001ab75d"/>
    </style:style>
    <style:style style:name="P11" style:family="paragraph" style:parent-style-name="Text_20_body" style:list-style-name="L1">
      <style:text-properties officeooo:paragraph-rsid="001c1f17"/>
    </style:style>
    <style:style style:name="P12" style:family="paragraph" style:parent-style-name="Text_20_body">
      <style:text-properties officeooo:paragraph-rsid="001ab75d"/>
    </style:style>
    <style:style style:name="P13" style:family="paragraph" style:parent-style-name="Text_20_body" style:list-style-name="L1">
      <style:text-properties officeooo:rsid="001c1f17" officeooo:paragraph-rsid="001c1f17"/>
    </style:style>
    <style:style style:name="P14" style:family="paragraph" style:parent-style-name="Text_20_body">
      <style:text-properties officeooo:rsid="001d0545" officeooo:paragraph-rsid="001d0545"/>
    </style:style>
    <style:style style:name="P15" style:family="paragraph" style:parent-style-name="Text_20_body" style:list-style-name="L2">
      <style:text-properties officeooo:rsid="001d0545" officeooo:paragraph-rsid="001d0545"/>
    </style:style>
    <style:style style:name="P16" style:family="paragraph" style:parent-style-name="Text_20_body" style:list-style-name="L2">
      <style:text-properties officeooo:paragraph-rsid="001d0545"/>
    </style:style>
    <style:style style:name="P17" style:family="paragraph" style:parent-style-name="Text_20_body" style:list-style-name="L2">
      <style:text-properties officeooo:paragraph-rsid="001da82b"/>
    </style:style>
    <style:style style:name="P18" style:family="paragraph" style:parent-style-name="Text_20_body" style:list-style-name="L2">
      <style:text-properties officeooo:paragraph-rsid="001f6a78"/>
    </style:style>
    <style:style style:name="P19" style:family="paragraph" style:parent-style-name="Text_20_body" style:list-style-name="L2">
      <style:text-properties officeooo:rsid="001da82b" officeooo:paragraph-rsid="001da82b"/>
    </style:style>
    <style:style style:name="P20" style:family="paragraph" style:parent-style-name="Text_20_body" style:list-style-name="L2">
      <style:text-properties officeooo:rsid="001f6a78" officeooo:paragraph-rsid="001f6a78"/>
    </style:style>
    <style:style style:name="T1" style:family="text">
      <style:text-properties officeooo:rsid="001ab75d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ab75d"/>
    </style:style>
    <style:style style:name="T4" style:family="text">
      <style:text-properties style:font-name="Liberation Sans" officeooo:rsid="001af6ca"/>
    </style:style>
    <style:style style:name="T5" style:family="text">
      <style:text-properties style:font-name="Liberation Sans" officeooo:rsid="001c1f17"/>
    </style:style>
    <style:style style:name="T6" style:family="text">
      <style:text-properties style:font-name="Liberation Sans" officeooo:rsid="001da82b"/>
    </style:style>
    <style:style style:name="T7" style:family="text">
      <style:text-properties style:font-name="Liberation Sans" officeooo:rsid="001f6a78"/>
    </style:style>
    <style:style style:name="T8" style:family="text">
      <style:text-properties officeooo:rsid="001c1f17"/>
    </style:style>
    <style:style style:name="T9" style:family="text">
      <style:text-properties officeooo:rsid="001d0545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d0545"/>
    </style:style>
    <style:style style:name="T12" style:family="text">
      <style:text-properties style:text-position="super 58%" officeooo:rsid="001da82b"/>
    </style:style>
    <style:style style:name="T13" style:family="text">
      <style:text-properties style:text-position="super 58%" officeooo:rsid="001f6a78"/>
    </style:style>
    <style:style style:name="T14" style:family="text">
      <style:text-properties style:text-position="super 58%" style:font-name="Liberation Sans"/>
    </style:style>
    <style:style style:name="T15" style:family="text">
      <style:text-properties style:text-position="super 58%" style:font-name="Liberation Sans" officeooo:rsid="001f6a78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d0545"/>
    </style:style>
    <style:style style:name="T18" style:family="text">
      <style:text-properties style:text-position="0% 100%" officeooo:rsid="001f6a78"/>
    </style:style>
    <style:style style:name="T19" style:family="text">
      <style:text-properties officeooo:rsid="001da82b"/>
    </style:style>
    <style:style style:name="T20" style:family="text">
      <style:text-properties officeooo:rsid="001f6a78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all of Honor Project</text:p>
      <text:p text:style-name="Text_20_body"/>
      <text:p text:style-name="Text_20_body">Estimate and bid prepared by Jonathan Bernard for the United Pentecostal Church International.</text:p>
      <text:p text:style-name="Heading_20_1">Statement Of Work</text:p>
      <text:h text:style-name="P7" text:outline-level="1"/>
      <text:h text:style-name="Heading_20_2" text:outline-level="2">General</text:h>
      <text:p text:style-name="P9"/>
      <text:h text:style-name="P5" text:outline-level="2">Executive Leadership Display</text:h>
      <text:p text:style-name="P9"/>
      <text:h text:style-name="P5" text:outline-level="2">Order of the Faith Display</text:h>
      <text:p text:style-name="P9"/>
      <text:h text:style-name="P5" text:outline-level="2">Deceased Ministers Display</text:h>
      <text:p text:style-name="P3">Estimate</text:p>
      <text:p text:style-name="P8"><draw:frame draw:style-name="fr1" draw:name="Object1" text:anchor-type="paragraph" svg:x="0.0362in" svg:y="0.0937in" svg:width="4.4839in" svg:height="7.0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Project <text:span text:style-name="T8">and Scope </text:span>Assumptions</text:p>
      <text:p text:style-name="P12"><text:span text:style-name="T3">The statement of work and estimate presented above are based on a best-effort understanding of the project requirements. If the following assumptions are incorrect it may impact the overall cost of the project, the time it will take to complete, or both.</text:span></text:p>
      <text:list xml:id="list971876051" text:style-name="L1">
        <text:list-item>
          <text:p text:style-name="P10"><text:span text:style-name="T1">The Wall of Honor will not integrate directly with existing UPCI systems. Specifically, the database of ministers </text:span><text:span text:style-name="T4">will be managed entirely within the WOH system via the provided administrative interface without automated integration into the larger UPCI database of ministers.</text:span></text:p>
        </text:list-item>
        <text:list-item>
          <text:p text:style-name="P13"><text:span text:style-name="T4">T</text:span><text:span text:style-name="T2">he provided solution will be a web-based application that runs in a modern, standards-compliant web browser.</text:span></text:p>
        </text:list-item>
        <text:list-item>
          <text:p text:style-name="P6">H<text:span text:style-name="T8">ardware procurement and configuration is not included in the scope of this effort.</text:span></text:p>
        </text:list-item>
        <text:list-item>
          <text:p text:style-name="P11"><text:span text:style-name="T5">User input will be handled via the operating system’s native functionality (for example the default on-screen keyboard provided with Windows 10).</text:span></text:p>
        </text:list-item>
      </text:list>
      <text:p text:style-name="P1">Open Questions</text:p>
      <text:p text:style-name="P9"/>
      <text:p text:style-name="P2">Delivery and Payment Schedule</text:p>
      <text:list xml:id="list881402401" text:style-name="L2">
        <text:list-item>
          <text:p text:style-name="P15">Designs presented: Mar. 1<text:span text:style-name="T10">st</text:span> </text:p>
        </text:list-item>
        <text:list-item>
          <text:p text:style-name="P15">Designs approved: Mar. 15<text:span text:style-name="T10">th</text:span></text:p>
        </text:list-item>
        <text:list-item>
          <text:p text:style-name="P17"><text:span text:style-name="T6">First display </text:span><text:span text:style-name="T19">delivery: </text:span><text:span text:style-name="T6">A</text:span><text:span text:style-name="T7">pr. 15</text:span><text:span text:style-name="T15">th</text:span></text:p>
        </text:list-item>
        <text:list-item>
          <text:p text:style-name="P20">First invoice due: May 1<text:span text:style-name="T10">st</text:span> </text:p>
        </text:list-item>
        <text:list-item>
          <text:p text:style-name="P19">Second display delivery: May <text:span text:style-name="T20">15</text:span><text:span text:style-name="T13">th</text:span></text:p>
        </text:list-item>
        <text:list-item>
          <text:p text:style-name="P19">Final delivery: Ju<text:span text:style-name="T20">ly</text:span> 1<text:span text:style-name="T10">st</text:span></text:p>
        </text:list-item>
        <text:list-item>
          <text:p text:style-name="P16"><text:span text:style-name="T9">Go-live deadline: Aug. 1</text:span><text:span text:style-name="T11">st</text:span></text:p>
        </text:list-item>
        <text:list-item>
          <text:p text:style-name="P18"><text:span text:style-name="T18">Second invoice due: A</text:span><text:span text:style-name="T17">ug. </text:span><text:span text:style-name="T18">1</text:span><text:span text:style-name="T13">st</text:span><text:span text:style-name="T17"> </text:span>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family-generic="swiss" style:font-pitch="variable" officeooo:rsid="00176e47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1665in" fo:margin-bottom="0.0835in" loext:contextual-spacing="false"/>
      <style:text-properties fo:font-size="16pt" fo:font-weight="bold" officeooo:rsid="001826f8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officeooo:rsid="001826f8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9:22:23.716000000</meta:creation-date>
    <dc:date>2020-02-11T20:41:47.327000000</dc:date>
    <meta:editing-duration>PT17M50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1" meta:page-count="3" meta:paragraph-count="24" meta:word-count="223" meta:character-count="1409" meta:non-whitespace-character-count="121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3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ext-properties fo:font-style="italic" style:font-style-asian="italic" style:font-style-complex="italic"/>
    </style:style>
    <style:style style:name="ce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4"/>
    <style:style style:name="ce26" style:family="table-cell" style:parent-style-name="Default" style:data-style-name="N104">
      <style:text-properties fo:font-style="italic" style:font-style-asian="italic" style:font-style-complex="italic"/>
    </style:style>
    <style:style style:name="ce27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st (for SOW)" table:style-name="ta1">
        <table:table-column table:style-name="co1" table:default-cell-style-name="Default"/>
        <table:table-column table:style-name="co2" table:default-cell-style-name="ce25"/>
        <table:table-row table:style-name="ro1">
          <table:table-cell table:style-name="ce19" office:value-type="string" calcext:value-type="string">
            <text:p>General</text:p>
          </table:table-cell>
          <table:table-cell table:style-name="Default"/>
        </table:table-row>
        <table:table-row table:style-name="ro1">
          <table:table-cell office:value-type="string" calcext:value-type="string">
            <text:p>Infrastructure Design and Implementation</text:p>
          </table:table-cell>
          <table:table-cell office:value-type="currency" office:currency="USD" office:value="640" calcext:value-type="currency">
            <text:p>$640.00</text:p>
          </table:table-cell>
        </table:table-row>
        <table:table-row table:style-name="ro1">
          <table:table-cell office:value-type="string" calcext:value-type="string">
            <text:p>Design Research &amp; Groundwork</text:p>
          </table:table-cell>
          <table:table-cell office:value-type="currency" office:currency="USD" office:value="400" calcext:value-type="currency">
            <text:p>$400.00</text:p>
          </table:table-cell>
        </table:table-row>
        <table:table-row table:style-name="ro1">
          <table:table-cell office:value-type="string" calcext:value-type="string">
            <text:p>Documentation &amp; Communication</text:p>
          </table:table-cell>
          <table:table-cell office:value-type="currency" office:currency="USD" office:value="860" calcext:value-type="currency">
            <text:p>$860.00</text:p>
          </table:table-cell>
        </table:table-row>
        <table:table-row table:style-name="ro1">
          <table:table-cell table:style-name="ce20" office:value-type="string" calcext:value-type="string">
            <text:p>Data Migration/Import</text:p>
          </table:table-cell>
          <table:table-cell office:value-type="currency" office:currency="USD" office:value="450" calcext:value-type="currency">
            <text:p>$450.00</text:p>
          </table:table-cell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6" table:formula="of:=SUM([.B2:.B5])" office:value-type="currency" office:currency="USD" office:value="2350" calcext:value-type="currency">
            <text:p>$2,35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9" office:value-type="string" calcext:value-type="string">
            <text:p>Executive Leadership Display</text:p>
          </table:table-cell>
          <table:table-cell table:style-name="Default"/>
        </table:table-row>
        <table:table-row table:style-name="ro1">
          <table:table-cell office:value-type="string" calcext:value-type="string">
            <text:p>Requirements and Design Feedback</text:p>
          </table:table-cell>
          <table:table-cell office:value-type="currency" office:currency="USD" office:value="430" calcext:value-type="currency">
            <text:p>$430.00</text:p>
          </table:table-cell>
        </table:table-row>
        <table:table-row table:style-name="ro1">
          <table:table-cell table:style-name="ce22" office:value-type="string" calcext:value-type="string">
            <text:p>Administrative Interface (edit/update)</text:p>
          </table:table-cell>
          <table:table-cell office:value-type="currency" office:currency="USD" office:value="460" calcext:value-type="currency">
            <text:p>$460.00</text:p>
          </table:table-cell>
        </table:table-row>
        <table:table-row table:style-name="ro1">
          <table:table-cell table:style-name="ce22" office:value-type="string" calcext:value-type="string">
            <text:p>Overview Page</text:p>
          </table:table-cell>
          <table:table-cell office:value-type="currency" office:currency="USD" office:value="230" calcext:value-type="currency">
            <text:p>$230.00</text:p>
          </table:table-cell>
        </table:table-row>
        <table:table-row table:style-name="ro1">
          <table:table-cell office:value-type="string" calcext:value-type="string">
            <text:p>Department View</text:p>
          </table:table-cell>
          <table:table-cell office:value-type="currency" office:currency="USD" office:value="260" calcext:value-type="currency">
            <text:p>$260.00</text:p>
          </table:table-cell>
        </table:table-row>
        <table:table-row table:style-name="ro1">
          <table:table-cell table:style-name="ce22" office:value-type="string" calcext:value-type="string">
            <text:p>Minister Detail View</text:p>
          </table:table-cell>
          <table:table-cell office:value-type="currency" office:currency="USD" office:value="150" calcext:value-type="currency">
            <text:p>$150.00</text:p>
          </table:table-cell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6" table:formula="of:=SUM([.B9:.B13])" office:value-type="currency" office:currency="USD" office:value="1530" calcext:value-type="currency">
            <text:p>$1,53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9" office:value-type="string" calcext:value-type="string">
            <text:p>Order of the Faith</text:p>
          </table:table-cell>
          <table:table-cell table:style-name="Default"/>
        </table:table-row>
        <table:table-row table:style-name="ro1">
          <table:table-cell office:value-type="string" calcext:value-type="string">
            <text:p>Requirements and Design Feedback</text:p>
          </table:table-cell>
          <table:table-cell office:value-type="currency" office:currency="USD" office:value="430" calcext:value-type="currency">
            <text:p>$430.00</text:p>
          </table:table-cell>
        </table:table-row>
        <table:table-row table:style-name="ro1">
          <table:table-cell table:style-name="ce22" office:value-type="string" calcext:value-type="string">
            <text:p>Administrative Interface (edit/update)</text:p>
          </table:table-cell>
          <table:table-cell office:value-type="currency" office:currency="USD" office:value="290" calcext:value-type="currency">
            <text:p>$290.00</text:p>
          </table:table-cell>
        </table:table-row>
        <table:table-row table:style-name="ro1">
          <table:table-cell office:value-type="string" calcext:value-type="string">
            <text:p>Overview Page</text:p>
          </table:table-cell>
          <table:table-cell office:value-type="currency" office:currency="USD" office:value="230" calcext:value-type="currency">
            <text:p>$230.00</text:p>
          </table:table-cell>
        </table:table-row>
        <table:table-row table:style-name="ro1">
          <table:table-cell office:value-type="string" calcext:value-type="string">
            <text:p>Year View</text:p>
          </table:table-cell>
          <table:table-cell office:value-type="currency" office:currency="USD" office:value="210" calcext:value-type="currency">
            <text:p>$210.00</text:p>
          </table:table-cell>
        </table:table-row>
        <table:table-row table:style-name="ro1">
          <table:table-cell office:value-type="string" calcext:value-type="string">
            <text:p>Minister Detail View</text:p>
          </table:table-cell>
          <table:table-cell office:value-type="currency" office:currency="USD" office:value="150" calcext:value-type="currency">
            <text:p>$150.00</text:p>
          </table:table-cell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6" table:formula="of:=SUM([.B17:.B21])" office:value-type="currency" office:currency="USD" office:value="1310" calcext:value-type="currency">
            <text:p>$1,31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3" office:value-type="string" calcext:value-type="string">
            <text:p>Deceased Minist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Requirements and Design Feedback</text:p>
          </table:table-cell>
          <table:table-cell office:value-type="currency" office:currency="USD" office:value="430" calcext:value-type="currency">
            <text:p>$430.00</text:p>
          </table:table-cell>
        </table:table-row>
        <table:table-row table:style-name="ro1">
          <table:table-cell table:style-name="ce22" office:value-type="string" calcext:value-type="string">
            <text:p>Administrative Interface (edit/update)</text:p>
          </table:table-cell>
          <table:table-cell office:value-type="currency" office:currency="USD" office:value="290" calcext:value-type="currency">
            <text:p>$290.00</text:p>
          </table:table-cell>
        </table:table-row>
        <table:table-row table:style-name="ro1">
          <table:table-cell office:value-type="string" calcext:value-type="string">
            <text:p>Overview Page</text:p>
          </table:table-cell>
          <table:table-cell office:value-type="currency" office:currency="USD" office:value="230" calcext:value-type="currency">
            <text:p>$230.00</text:p>
          </table:table-cell>
        </table:table-row>
        <table:table-row table:style-name="ro1">
          <table:table-cell office:value-type="string" calcext:value-type="string">
            <text:p>Organize by Year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office:value-type="string" calcext:value-type="string">
            <text:p>Organize by Name</text:p>
          </table:table-cell>
          <table:table-cell office:value-type="currency" office:currency="USD" office:value="100" calcext:value-type="currency">
            <text:p>$100.00</text:p>
          </table:table-cell>
        </table:table-row>
        <table:table-row table:style-name="ro1">
          <table:table-cell table:style-name="ce22" office:value-type="string" calcext:value-type="string">
            <text:p>Minister Detail View</text:p>
          </table:table-cell>
          <table:table-cell office:value-type="currency" office:currency="USD" office:value="150" calcext:value-type="currency">
            <text:p>$150.00</text:p>
          </table:table-cell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6" table:formula="of:=SUM([.B25:.B30])" office:value-type="currency" office:currency="USD" office:value="1300" calcext:value-type="currency">
            <text:p>$1,300.00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24" office:value-type="string" calcext:value-type="string">
            <text:p>Grand Total</text:p>
          </table:table-cell>
          <table:table-cell table:style-name="ce27" table:formula="of:=SUM([.B31];[.B22];[.B14];[.B6])" office:value-type="currency" office:currency="USD" office:value="6490" calcext:value-type="currency">
            <text:p>$6,490.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9:26:38.7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